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32C0000017F1832A711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1pt" style:font-size-asian="11pt" style:font-size-complex="11pt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ffffff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499cm" svg:height="7.35cm" svg:x="0.9cm" svg:y="0.917cm">
            <draw:image xlink:href="Pictures/100000000000032C0000017F1832A711.jpg" xlink:type="simple" xlink:show="embed" xlink:actuate="onLoad">
              <text:p/>
            </draw:image>
          </draw:frame>
          <draw:custom-shape draw:style-name="gr2" draw:text-style-name="P1" xml:id="id1" draw:id="id1" draw:layer="layout" svg:width="5.361cm" svg:height="0.391cm" svg:x="4.021cm" svg:y="4.0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" draw:id="id2" draw:layer="layout" svg:width="4.337cm" svg:height="1.93cm" svg:x="13.376cm" svg:y="4.407cm">
            <text:p text:style-name="P1"><text:span text:style-name="T1">Write down the</text:span><text:span text:style-name="T1"><text:line-break/></text:span><text:span text:style-name="T1"> “</text:span><text:span text:style-name="T2">Image_id</text:span><text:span text:style-name="T1">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draw:type="curve" svg:x1="9.382cm" svg:y1="4.21cm" svg:x2="13.376cm" svg:y2="5.372cm" draw:start-shape="id1" draw:start-glue-point="1" draw:end-shape="id2" draw:end-glue-point="3" svg:d="M9382 4210c2994 0 997 1162 3994 116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21T23:49:29</dc:date>
    <dc:creator>Francois Abel</dc:creator>
    <meta:generator>OpenOffice/4.1.6$Unix OpenOffice.org_project/416m1$Build-9790</meta:generator>
    <meta:editing-duration>PT38M30S</meta:editing-duration>
    <meta:editing-cycles>11</meta:editing-cycles>
    <meta:document-statistic meta:object-count="5"/>
  </office:meta>
</office:document-meta>
</file>